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°pays</text:p>
          </table:table-cell>
          <table:table-cell table:style-name="Default" office:value-type="string" calcext:value-type="string">
            <text:p>Pays</text:p>
          </table:table-cell>
          <table:table-cell table:style-name="Default" office:value-type="string" calcext:value-type="string">
            <text:p>Armée</text:p>
          </table:table-cell>
          <table:table-cell office:value-type="string" calcext:value-type="string">
            <text:p>deplacement1</text:p>
          </table:table-cell>
          <table:table-cell office:value-type="string" calcext:value-type="string">
            <text:p>deplacement2</text:p>
          </table:table-cell>
          <table:table-cell office:value-type="string" calcext:value-type="string">
            <text:p>deplacement3</text:p>
          </table:table-cell>
          <table:table-cell office:value-type="string" calcext:value-type="string">
            <text:p>deplacement4</text:p>
          </table:table-cell>
          <table:table-cell office:value-type="string" calcext:value-type="string">
            <text:p>deplacement5</text:p>
          </table:table-cell>
          <table:table-cell office:value-type="string" calcext:value-type="string">
            <text:p>deplacement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frique du Nord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frique du Su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frique Oriental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ber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mérique Central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enti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ustralie Occidental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ustralie orienta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ési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gyp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tat de l'Est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tat de l'Oues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urope du Nord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urope du Sud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urope Occidental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rande Bretagn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oenland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de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donési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sland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po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amchatka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dagasc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ngol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yen Orien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ouvelle Guiné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tario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ura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érou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uébe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andinavie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am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bérie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chita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erritoire du Nord Ouest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kra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nezuela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Yakoutie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5:30:00.649569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1:36:35.715275298</meta:creation-date>
    <dc:date>2016-12-08T15:35:37.683680247</dc:date>
    <meta:editing-duration>PT35M</meta:editing-duration>
    <meta:editing-cycles>8</meta:editing-cycles>
    <meta:generator>LibreOffice/5.0.3.2$Linux_X86_64 LibreOffice_project/00m0$Build-2</meta:generator>
    <meta:document-statistic meta:table-count="1" meta:cell-count="281" meta:object-count="0"/>
  </office:meta>
</office:document-meta>
</file>